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2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11.776cm"/>
    </style:style>
    <style:style style:name="co4" style:family="table-column">
      <style:table-column-properties fo:break-before="auto" style:column-width="10.605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2.397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3.4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style:font-name="Liberation Sans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nano_shiel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http://www.mouser.com/pdfdocs/Gravitech_Arduino_Nano3_0.pd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2]*[.F2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1,C2,C4,C5,C6,C7,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~</text:p>
          </table:table-cell>
          <table:table-cell office:value-type="float" office:value="7" calcext:value-type="float">
            <text:p>7</text:p>
          </table:table-cell>
          <table:table-cell office:value-type="float" office:value="0.23" calcext:value-type="float">
            <text:p>0.23</text:p>
          </table:table-cell>
          <table:table-cell table:formula="of:=[.E3]*[.F3]" office:value-type="float" office:value="1.61" calcext:value-type="float">
            <text:p>1.61</text:p>
          </table:table-cell>
          <table:table-cell office:value-type="string" calcext:value-type="string">
            <text:p><text:a xlink:href="https://www.digikey.ca/en/products/detail/murata-electronics/GCJ21BR72A104KA01L/2786665" xlink:type="simple">https://www.digikey.ca/en/products/detail/murata-electronics/GCJ21BR72A104KA01L/2786665</text:a>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u 25V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.62" calcext:value-type="float">
            <text:p>0.62</text:p>
          </table:table-cell>
          <table:table-cell table:formula="of:=[.E4]*[.F4]" office:value-type="float" office:value="0.62" calcext:value-type="float">
            <text:p>0.62</text:p>
          </table:table-cell>
          <table:table-cell table:style-name="ce3" office:value-type="string" calcext:value-type="string">
            <text:p><text:a xlink:href="https://www.digikey.ca/en/products/detail/panasonic-electronic-components/EEE-HC1E470XP/672769" xlink:type="simple">https://www.digikey.ca/en/products/detail/panasonic-electronic-components/EEE-HC1E470XP/672769</text:a>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007</text:p>
          </table:table-cell>
          <table:table-cell office:value-type="string" calcext:value-type="string">
            <text:p>Diode_SMD:D_SOD-123F</text:p>
          </table:table-cell>
          <table:table-cell office:value-type="string" calcext:value-type="string">
            <text:p>http://www.vishay.com/docs/88503/1n4001.pdf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[.E5]*[.F5]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a/en/products/detail/smc-diode-solutions/1N4007FL/11657817" xlink:type="simple">https://www.digikey.ca/en/products/detail/smc-diode-solutions/1N4007FL/11657817</text:a></text:p>
          </table:table-cell>
        </table:table-row>
        <table:table-row table:style-name="ro1">
          <table:table-cell office:value-type="string" calcext:value-type="string">
            <text:p>J1,J2,J3,J4,J8,J9,J10,J11,J14,J15,J16,J17,J27,J28,J31,J32,J35,J36</text:p>
          </table:table-cell>
          <table:table-cell office:value-type="string" calcext:value-type="string">
            <text:p>Conn_01x04_Pin</text:p>
          </table:table-cell>
          <table:table-cell office:value-type="string" calcext:value-type="string">
            <text:p>Proto:PinHeader_1x04_P2.54mm_Vertical_TightCY</text:p>
          </table:table-cell>
          <table:table-cell office:value-type="string" calcext:value-type="string">
            <text:p>~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E6]*[.F6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5,J33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TerminalBlock_4Ucon:TerminalBlock_4Ucon_1x02_P3.50mm_Horizontal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6,J13,J19,J22,J23,J25,J26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Proto:PinHeader_1x02_P2.54mm_Vertical_TightCY</text:p>
          </table:table-cell>
          <table:table-cell office:value-type="string" calcext:value-type="string">
            <text:p>~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rrel_Jack_Switch</text:p>
          </table:table-cell>
          <table:table-cell office:value-type="string" calcext:value-type="string">
            <text:p>Connector_BarrelJack:BarrelJack_Horizontal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formula="of:=[.E9]*[.F9]" office:value-type="float" office:value="0.64" calcext:value-type="float">
            <text:p>0.64</text:p>
          </table:table-cell>
          <table:table-cell office:value-type="string" calcext:value-type="string">
            <text:p><text:a xlink:href="https://www.digikey.ca/en/products/detail/same-sky-formerly-cui-devices/PJ-002AH/408446" xlink:type="simple">https://www.digikey.ca/en/products/detail/same-sky-formerly-cui-devices/PJ-002AH/408446</text:a></text:p>
          </table:table-cell>
        </table:table-row>
        <table:table-row table:style-name="ro1">
          <table:table-cell office:value-type="string" calcext:value-type="string">
            <text:p>J12,J18,J20,J29</text:p>
          </table:table-cell>
          <table:table-cell office:value-type="string" calcext:value-type="string">
            <text:p>Conn_01x08_Socket</text:p>
          </table:table-cell>
          <table:table-cell office:value-type="string" calcext:value-type="string">
            <text:p>Proto:PinSocket_1x08_P2.54mm_Vertical_TightCY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0]*[.F10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J21,J24,J30,J34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Proto:PinHeader_1x05_P2.54mm_Vertical_TightCY</text:p>
          </table:table-cell>
          <table:table-cell office:value-type="string" calcext:value-type="string">
            <text:p>~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11]*[.F11]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E12]*[.F12]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a/en/products/detail/vishay-dale/CRCW08051K00FKEA/1175637" xlink:type="simple">https://www.digikey.ca/en/products/detail/vishay-dale/CRCW08051K00FKEA/1175637</text:a>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[.E13]*[.F13]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a/en/products/detail/vishay-dale/CRCW080510K0FKEA/1175751" xlink:type="simple">https://www.digikey.ca/en/products/detail/vishay-dale/CRCW080510K0FKEA/1175751</text:a></text:p>
          </table:table-cell>
        </table:table-row>
        <table:table-row table:style-name="ro1">
          <table:table-cell office:value-type="string" calcext:value-type="string">
            <text:p>SW1,SW2</text:p>
          </table:table-cell>
          <table:table-cell office:value-type="string" calcext:value-type="string">
            <text:p>SW_Slide_DPDT</text:p>
          </table:table-cell>
          <table:table-cell office:value-type="string" calcext:value-type="string">
            <text:p>Button_Switch_SMD:SW_DPDT_CK_JS202011JCQN</text:p>
          </table:table-cell>
          <table:table-cell office:value-type="string" calcext:value-type="string">
            <text:p>~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.84</text:p>
          </table:table-cell>
          <table:table-cell table:formula="of:=[.E14]*[.F14]" office:value-type="float" office:value="1.68" calcext:value-type="float">
            <text:p>1.68</text:p>
          </table:table-cell>
          <table:table-cell office:value-type="string" calcext:value-type="string">
            <text:p><text:a xlink:href="https://www.digikey.ca/en/products/detail/c-k/JS202011JCQN/6137630" xlink:type="simple">https://www.digikey.ca/en/products/detail/c-k/JS202011JCQN/6137630</text:a>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TOTAL</text:p>
          </table:table-cell>
          <table:table-cell table:formula="of:=SUM([.G2:.G14])" office:value-type="float" office:value="4.88" calcext:value-type="float">
            <text:p>4.88</text:p>
          </table:table-cell>
          <table:table-cell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-00-00</text:date>, <text:time style:data-style-name="N2" text:time-value="14:44:23.96483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date>2025-11-25T16:11:38.818343300</dc:date>
    <meta:editing-duration>PT22M56S</meta:editing-duration>
    <meta:editing-cycles>4</meta:editing-cycles>
    <meta:document-statistic meta:table-count="1" meta:cell-count="115" meta:object-count="0"/>
  </office:meta>
</office:document-meta>
</file>